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300E86DED6E.png"/>
  <manifest:file-entry manifest:media-type="image/png" manifest:full-path="Pictures/10000000000003FF000003005476CD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746cm" fo:min-width="0cm" fo:padding-top="0.127cm" fo:padding-bottom="0.127cm" fo:padding-left="0.254cm" fo:padding-right="0.254cm" fo:wrap-option="wrap"/>
    </style:style>
    <style:style style:name="pr2" style:family="presentation" style:parent-style-name="Padrão-notes">
      <style:graphic-properties draw:fill-color="#ffffff" fo:min-height="11.43cm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49cm" fo:min-width="0cm" fo:padding-top="0.127cm" fo:padding-bottom="0.127cm" fo:padding-left="0.254cm" fo:padding-right="0.254cm" fo:wrap-option="wrap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5" style:family="presentation" style:parent-style-name="Padrão-subtitle">
      <style:graphic-properties draw:fill-color="#ffffff" fo:min-height="12.573cm"/>
    </style:style>
    <style:style style:name="pr6" style:family="presentation" style:parent-style-name="Padrão-title">
      <style:graphic-properties fo:min-height="3.72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3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size="20pt" fo:language="pt" fo:country="B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16pt" fo:language="pt" fo:country="BR" fo:font-weight="bold" style:font-size-asian="16pt" style:font-weight-asian="bold" style:font-size-complex="16pt" style:font-weight-complex="bold"/>
    </style:style>
    <style:style style:name="T4" style:family="text">
      <style:text-properties fo:color="#000000" style:text-outline="false" style:text-line-through-style="none" style:text-position="0% 100%" fo:font-family="Arial" style:font-pitch="variable" fo:font-size="1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16pt" style:font-style-asian="normal" style:font-weight-asian="bold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fo:font-size="40pt" fo:language="pt" fo:country="BR" fo:font-weight="bold" style:font-size-asian="40pt" style:font-weight-asian="bold" style:font-size-complex="40pt" style:font-weight-complex="bold"/>
    </style:style>
    <style:style style:name="T6" style:family="text">
      <style:text-properties fo:color="#000000" fo:font-size="24pt" fo:language="pt" fo:country="BR" style:font-size-asian="24pt" style:font-size-complex="24pt"/>
    </style:style>
    <style:style style:name="T7" style:family="text">
      <style:text-properties fo:color="#000000" style:text-line-through-style="none" style:text-position="0% 100%" fo:font-family="Arial" style:font-pitch="variable" fo:font-size="24pt" fo:language="pt" fo:country="BR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8" style:family="text">
      <style:text-properties fo:color="#000000" fo:font-size="40pt" fo:language="pt" fo:country="BR" style:font-size-asian="40pt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00" fo:font-size="28pt" fo:language="pt" fo:country="BR" style:font-size-asian="28pt" style:font-size-complex="28pt"/>
    </style:style>
    <style:style style:name="T11" style:family="text">
      <style:text-properties fo:color="#000000" fo:font-size="40pt" fo:language="en" fo:country="US" style:font-size-asian="40pt" style:font-size-complex="40pt"/>
    </style:style>
    <style:style style:name="T12" style:family="text">
      <style:text-properties fo:color="#000000" fo:font-family="'Times New Roman'" style:font-family-generic="roman" style:font-pitch="variable" fo:font-size="24pt" fo:language="pt" fo:country="BR" style:font-size-asian="24pt" style:font-size-complex="24pt"/>
    </style:style>
    <style:style style:name="T13" style:family="text">
      <style:text-properties fo:color="#000000" fo:font-family="'Times New Roman'" style:font-family-generic="roman" style:font-pitch="variable" fo:font-size="24pt" fo:language="pt" fo:country="BR" fo:font-weight="bold" style:font-size-asian="24pt" style:font-weight-asian="bold" style:font-size-complex="24pt" style:font-weight-complex="bold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604cm" svg:height="8cm" svg:x="2.396cm" svg:y="1cm" presentation:class="title" presentation:user-transformed="true">
          <draw:text-box>
            <text:p text:style-name="P1"><text:span text:style-name="T1">PROTÓTIPO DE UM SISTEMA DE GERAÇÃO DE RELATÓRIO ALIMENTADO POR XML DE NFE DESENVOLVIDO COM O FRAMEWORK RUBY ON RAILS</text:span></text:p>
          </draw:text-box>
        </draw:frame>
        <draw:custom-shape draw:name="Rectangle 5" draw:style-name="gr1" draw:text-style-name="P3" draw:layer="layout" svg:width="12.801cm" svg:height="6.602cm" svg:x="11.298cm" svg:y="11.725cm">
          <text:p><text:span text:style-name="T2">Acadêmico:</text:span><text:span text:style-name="T3"> </text:span><text:span text:style-name="T4">CLAIRTON RODRIGO HEINZE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Prof. Orientador:</text:span><text:span text:style-name="T3">CLAUDINEI HO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Estrutura da apresentação</text:span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3" draw:layer="layout" svg:width="22.402cm" svg:height="12.603cm" svg:x="1.499cm" svg:y="5.124cm">
          <text:list text:style-name="L3">
            <text:list-item>
              <text:p text:style-name="P5"><text:span text:style-name="T6"><text:s/></text:span><text:span text:style-name="T6">Introdução</text:span></text:p>
            </text:list-item>
            <text:list-item>
              <text:p text:style-name="P5"><text:span text:style-name="T6"><text:s/></text:span><text:span text:style-name="T6">Revisão Bibliográfica</text:span></text:p>
              <text:list>
                <text:list-item>
                  <text:p text:style-name="P6"><text:span text:style-name="T7">NFe</text:span></text:p>
                </text:list-item>
                <text:list-item>
                  <text:p text:style-name="P6"><text:span text:style-name="T7">Ruby</text:span></text:p>
                </text:list-item>
                <text:list-item>
                  <text:p text:style-name="P6"><text:span text:style-name="T7">Ruby on Rails</text:span></text:p>
                </text:list-item>
              </text:list>
            </text:list-item>
            <text:list-item>
              <text:p text:style-name="P5"><text:span text:style-name="T6"><text:s/></text:span><text:span text:style-name="T6">Implementação</text:span></text:p>
              <text:list>
                <text:list-item>
                  <text:p text:style-name="P6"><text:span text:style-name="T7"><text:s/></text:span><text:span text:style-name="T7">Diagramas</text:span></text:p>
                </text:list-item>
                <text:list-item>
                  <text:p text:style-name="P6"><text:span text:style-name="T7"><text:s/></text:span><text:span text:style-name="T7">Programação</text:span></text:p>
                </text:list-item>
                <text:list-item>
                  <text:p text:style-name="P6"><text:span text:style-name="T7"><text:s/></text:span><text:span text:style-name="T7">Apresentação aplicação</text:span></text:p>
                </text:list-item>
              </text:list>
            </text:list-item>
            <text:list-item>
              <text:p text:style-name="P5"><text:span text:style-name="T6"><text:s/></text:span><text:span text:style-name="T6">Conclusão</text:span></text:p>
            </text:list-item>
            <text:list-item>
              <text:p text:style-name="P5"><text:span text:style-name="T6"><text:s/></text:span><text:span text:style-name="T6">Referênci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641cm" svg:x="1.098cm" svg:y="0.504cm" presentation:class="title" presentation:user-transformed="true">
          <draw:text-box>
            <text:list text:style-name="L1">
              <text:list-header>
                <text:p text:style-name="P4"><text:span text:style-name="T5">Introdução</text:span><text:span text:style-name="T5"><text:line-break/></text:span><text:span text:style-name="T5"/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><text:span text:style-name="T8">Substituição notas modelo 1 e 1A</text:span></text:p>
            </text:list-item>
            <text:list-item>
              <text:p><text:span text:style-name="T8">Emissor Gratuito</text:span></text:p>
            </text:list-item>
            <text:list-item>
              <text:p><text:span text:style-name="T8">Geração de Relatóri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NFe</text:span></text:p>
              </text:list-header>
            </text:list>
          </draw:text-box>
        </draw:fram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 text:style-name="P8"><text:span text:style-name="T9">Projetos SPED</text:span></text:p>
            </text:list-item>
            <text:list-item>
              <text:p text:style-name="P8"><text:span text:style-name="T9">Arquivos XML</text:span></text:p>
            </text:list-item>
            <text:list-item>
              <text:p text:style-name="P8"><text:span text:style-name="T9">Arquivos Padronizados</text:span></text:p>
            </text:list-item>
            <text:list-item>
              <text:p text:style-name="P8"><text:span text:style-name="T9">Rico em Informaçõ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</text:span></text:p>
              </text:list-header>
            </text:list>
          </draw:text-box>
        </draw:frame>
        <draw:custom-shape draw:name="Rectangle 5" draw:style-name="gr5" draw:text-style-name="P9" draw:layer="layout" svg:width="22.402cm" svg:height="11.602cm" svg:x="1.499cm" svg:y="5.124cm">
          <text:list text:style-name="L5">
            <text:list-item>
              <text:p text:style-name="P5"><text:span text:style-name="T10">Dinamicamente tipada com Tipagem Forte</text:span></text:p>
            </text:list-item>
          </text:list>
          <text:list text:style-name="L6">
            <text:list-item>
              <text:p text:style-name="P5"><text:span text:style-name="T10">Interpretada</text:span></text:p>
            </text:list-item>
            <text:list-item>
              <text:p text:style-name="P5"><text:span text:style-name="T10">Perl, Smalltalk, Eiffel, Ada, e Lisp</text:span></text:p>
            </text:list-item>
            <text:list-item>
              <text:p text:style-name="P5"><text:span text:style-name="T10">*NIX, DOS, Windows 98/Me/NT/XP, MacOS</text:span></text:p>
            </text:list-item>
            <text:list-item>
              <text:p text:style-name="P5"><text:span text:style-name="T10">RubyGem</text:span></text:p>
            </text:list-item>
            <text:list-item>
              <text:p text:style-name="P5"><text:span text:style-name="T10">Jruby</text:span></text:p>
            </text:list-item>
            <text:list-item>
              <text:p text:style-name="P5"><text:span text:style-name="T10">Tudo é um Objet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 on Rails</text:span></text:p>
              </text:list-header>
            </text:list>
          </draw:text-box>
        </draw:frame>
        <draw:custom-shape draw:name="Rectangle 5" draw:style-name="gr6" draw:text-style-name="P9" draw:layer="layout" svg:width="22.402cm" svg:height="11.602cm" svg:x="1.499cm" svg:y="5.124cm">
          <text:list text:style-name="L6">
            <text:list-item>
              <text:p text:style-name="P5"><text:span text:style-name="T10">Metaframework</text:span></text:p>
            </text:list-item>
            <text:list-item>
              <text:p text:style-name="P5"><text:span text:style-name="T10">CoC(Convecion on Configuration)</text:span></text:p>
            </text:list-item>
            <text:list-item>
              <text:p text:style-name="P5"><text:span text:style-name="T10">DRY(Don't Repeat Yourself)</text:span></text:p>
            </text:list-item>
            <text:list-item>
              <text:p text:style-name="P5"><text:span text:style-name="T10">MVC(Model View Controller)</text:span></text:p>
            </text:list-item>
            <text:list-item>
              <text:p text:style-name="P5"><text:span text:style-name="T10">ActiveRecord</text:span></text:p>
            </text:list-item>
            <text:list-item>
              <text:p text:style-name="P5"><text:span text:style-name="T10">Independente de SGBD</text:span></text:p>
            </text:list-item>
            <text:list-item>
              <text:p text:style-name="P5"><text:span text:style-name="T10">Encapsulamento SQL</text:span></text:p>
            </text:list-item>
            <text:list-item>
              <text:p text:style-name="P5"><text:span text:style-name="T10">Scaffold</text:span></text:p>
            </text:list-item>
            <text:list-item>
              <text:p text:style-name="P5"><text:span text:style-name="T10">Migratio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Diagramas</text:span></text:p>
              </text:list-header>
            </text:list>
          </draw:text-box>
        </draw:frame>
        <draw:custom-shape draw:name="Rectangle 5" draw:style-name="gr7" draw:text-style-name="P7" draw:layer="layout" svg:width="22.402cm" svg:height="11.602cm" svg:x="1.499cm" svg:y="5.124cm">
          <text:list text:style-name="L5">
            <text:list-item>
              <text:p text:style-name="P5"><text:span text:style-name="T8"><text:a xlink:href="../doc/Diagrams/UseCase.png#Padrão">Caso de Uso</text:a></text:span></text:p>
            </text:list-item>
            <text:list-item>
              <text:p text:style-name="P5"><text:span text:style-name="T8"><text:a xlink:href="../doc/Diagrams/Class%20Diagram.png#Padrão">Classes</text:a></text:span></text:p>
            </text:list-item>
            <text:list-item>
              <text:p text:style-name="P5"><text:span text:style-name="T8"><text:a xlink:href="../doc/Diagrams/Sequence%20Diagram.png#Padrão">Sequência</text:a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6cm" svg:height="3.985cm" svg:x="1.27cm" svg:y="0.358cm" presentation:class="title">
          <draw:text-box>
            <text:list text:style-name="L1">
              <text:list-header>
                <text:p text:style-name="P4"><text:span text:style-name="T5">Demonstração Protótipo</text:span></text:p>
              </text:list-header>
            </text:list>
          </draw:text-box>
        </draw:frame>
        <draw:custom-shape draw:name="Rectangle 5" draw:style-name="gr8" draw:text-style-name="P9" draw:layer="layout" svg:width="22.402cm" svg:height="11.602cm" svg:x="1.499cm" svg:y="5.1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2.573cm" svg:x="1.27cm" svg:y="4.445cm" presentation:class="subtitle">
          <draw:text-box>
            <text:p><text:a xlink:href="http://0.0.0.0:3000/">Clique aqui</text:a></text:p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Á Fazer</text:span></text:p>
              </text:list-header>
            </text:list>
          </draw:text-box>
        </draw:frame>
        <draw:custom-shape draw:name="Rectangle 5" draw:style-name="gr9" draw:text-style-name="P12" draw:layer="layout" svg:width="22.402cm" svg:height="11.602cm" svg:x="1.499cm" svg:y="5.124cm">
          <text:list text:style-name="L5">
            <text:list-item>
              <text:p text:style-name="P5"><text:span text:style-name="T8">Capítulo Desenvolvimento</text:span></text:p>
            </text:list-item>
            <text:list-item>
              <text:p text:style-name="P5"><text:span text:style-name="T8">Revisão Gramática</text:span></text:p>
            </text:list-item>
            <text:list-item>
              <text:p text:style-name="P5"><text:span text:style-name="T11">Abstract</text:span></text:p>
            </text:list-item>
            <text:list-item>
              <text:p text:style-name="P5"><text:span text:style-name="T8">Revisão Metodológica</text:span></text:p>
            </text:list-item>
            <text:list-item>
              <text:p text:style-name="P5"><text:span text:style-name="T8">Delete Cascad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eferências</text:span></text:p>
              </text:list-header>
            </text:list>
          </draw:text-box>
        </draw:frame>
        <draw:custom-shape draw:name="Rectangle 5" draw:style-name="gr10" draw:text-style-name="P13" draw:layer="layout" svg:width="22.402cm" svg:height="11.602cm" svg:x="1.499cm" svg:y="5.124cm">
          <text:p><text:span text:style-name="T12">LEME, Ricardo Roberto. </text:span><text:span text:style-name="T13">Desenvolvendo Aplicações Web com Ruby on Rails 2.3 e Posgresql</text:span><text:span text:style-name="T12">. Rio de Janeiro: Brasport, 2009.</text:span></text:p>
          <text:p><text:span text:style-name="T12"/></text:p>
          <text:p><text:span text:style-name="T12">OLIVEIRA JUNIOR, Eustaquio Rangel De. </text:span><text:span text:style-name="T13">Ruby: Conhecendo a Linguagem</text:span><text:span text:style-name="T12">. Rio de Janeiro: Brasport, 2006.</text:span></text:p>
          <text:p><text:span text:style-name="T12"/></text:p>
          <text:p><text:span text:style-name="T12">URUBATAN, Rodrigo. </text:span><text:span text:style-name="T13">Ruby on Rails: desenvolvimento fácil e rápido de aplicações Web.</text:span><text:span text:style-name="T12"> São Paulo: Novatec, 2009.</text:span></text:p>
          <text:p><text:span text:style-name="T12"/></text:p>
          <text:p><text:span text:style-name="T12">TATE, Bruce A.,HIBBS, Curt, </text:span><text:span text:style-name="T13">Ruby on Rails Executando</text:span><text:span text:style-name="T12">. Rio de Janeiro: Alta Books, 2006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12" draw:layer="layout" svg:width="22.402cm" svg:height="11.602cm" svg:x="1.499cm" svg:y="5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2.86cm" svg:height="3.985cm" svg:x="1.27cm" svg:y="0.358cm" presentation:class="title" presentation:user-transformed="true">
          <draw:text-box>
            <text:p><text:span text:style-name="T14"><text:s/></text:span><text:span text:style-name="T14">Obrigado Pela Atenção</text:span></text:p>
          </draw:text-box>
        </draw:frame>
        <draw:frame presentation:style-name="pr5" draw:layer="layout" svg:width="22.86cm" svg:height="12.573cm" svg:x="1.27cm" svg:y="4.445cm" presentation:class="subtitle">
          <draw:text-box>
            <text:p><text:span text:style-name="T15">https://github.com:clairton/crh.git</text:span></text:p>
            <text:p>clairton.rodrigo@gmail.com</text:p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FF00000300E86DED6E.png" xlink:type="simple" xlink:show="embed" xlink:actuate="onLoad"/>
    <draw:fill-image draw:name="Bitmape_20_2" draw:display-name="Bitmape 2" xlink:href="Pictures/10000000000003FF000003005476CDF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alestra</dc:title>
    <meta:initial-creator>Uso Pessoal@</meta:initial-creator>
    <meta:creation-date>2009-07-02T21:20:02</meta:creation-date>
    <dc:creator>Clairton Heinzen</dc:creator>
    <dc:date>2011-10-17T20:33:28</dc:date>
    <meta:editing-cycles>57</meta:editing-cycles>
    <meta:editing-duration>PT9H40M35S</meta:editing-duration>
    <meta:generator>BrOffice/3.3$Linux LibreOffice_project/330m19$Build-401</meta:generator>
    <meta:document-statistic meta:object-count="73"/>
  </office:meta>
</office:document-meta>
</file>